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bb9f8" officeooo:paragraph-rsid="001bb9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tions rend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1:01:14.466195661</meta:creation-date>
    <dc:date>2021-04-19T11:02:05.796064233</dc:date>
    <meta:editing-duration>PT52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6.4.7.2$Linux_X86_64 LibreOffice_project/40$Build-2</meta:generator>
  </office:meta>
</office:document-meta>
</file>